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veHourRun_pop100" table:style-name="ta1">
        <table:shapes>
          <draw:frame draw:z-index="0" draw:style-name="gr1" draw:text-style-name="P1" svg:width="273.2mm" svg:height="144.15mm" svg:x="332.79mm" svg:y="90.31mm">
            <loext:p draw:notify-on-update-of-ranges="fiveHourRun_pop100.J2:fiveHourRun_pop100.J18 fiveHourRun_pop100.K2:fiveHourRun_pop100.K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table:style-name="Default"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table:style-name="Default"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65287" calcext:value-type="percentage">
            <text:p>56.53%</text:p>
          </table:table-cell>
          <table:table-cell office:value-type="float" office:value="2.577" calcext:value-type="float">
            <text:p>2.577</text:p>
          </table:table-cell>
          <table:table-cell/>
          <table:table-cell table:formula="of:=1-[.A2]" office:value-type="percentage" office:value="0.434713" calcext:value-type="percentage">
            <text:p>43.47%</text:p>
          </table:table-cell>
          <table:table-cell table:formula="of:=[.B2]" office:value-type="float" office:value="2.577" calcext:value-type="float">
            <text:p>2.577</text:p>
          </table:table-cell>
          <table:table-cell/>
          <table:table-cell table:formula="of:=[.D2]/[.$D$22]" office:value-type="percentage" office:value="0.908988829829499" calcext:value-type="percentage">
            <text:p>90.90%</text:p>
          </table:table-cell>
          <table:table-cell table:formula="of:=[.E2]/[.$E$22]" office:value-type="percentage" office:value="0.434643278799123" calcext:value-type="percentage">
            <text:p>43.46%</text:p>
          </table:table-cell>
          <table:table-cell/>
          <table:table-cell table:formula="of:=1-[.G2]" office:value-type="percentage" office:value="0.091011170170501" calcext:value-type="percentage">
            <text:p>9.10%</text:p>
          </table:table-cell>
          <table:table-cell table:formula="of:=[.H2]" office:value-type="percentage" office:value="0.434643278799123" calcext:value-type="percentage">
            <text:p>43.46%</text:p>
          </table:table-cell>
        </table:table-row>
        <table:table-row table:style-name="ro1">
          <table:table-cell table:style-name="ce1" office:value-type="percentage" office:value="0.526061" calcext:value-type="percentage">
            <text:p>52.61%</text:p>
          </table:table-cell>
          <table:table-cell office:value-type="float" office:value="4.304" calcext:value-type="float">
            <text:p>4.304</text:p>
          </table:table-cell>
          <table:table-cell/>
          <table:table-cell table:formula="of:=1-[.A3]" office:value-type="percentage" office:value="0.473939" calcext:value-type="percentage">
            <text:p>47.39%</text:p>
          </table:table-cell>
          <table:table-cell table:formula="of:=[.B3]" office:value-type="float" office:value="4.304" calcext:value-type="float">
            <text:p>4.304</text:p>
          </table:table-cell>
          <table:table-cell/>
          <table:table-cell table:formula="of:=[.D3]/[.$D$22]" office:value-type="percentage" office:value="0.991010751968685" calcext:value-type="percentage">
            <text:p>99.10%</text:p>
          </table:table-cell>
          <table:table-cell table:formula="of:=[.E3]/[.$E$22]" office:value-type="percentage" office:value="0.725923427222129" calcext:value-type="percentage">
            <text:p>72.59%</text:p>
          </table:table-cell>
          <table:table-cell/>
          <table:table-cell table:formula="of:=1-[.G3]" office:value-type="percentage" office:value="0.00898924803131507" calcext:value-type="percentage">
            <text:p>0.90%</text:p>
          </table:table-cell>
          <table:table-cell table:formula="of:=[.H3]" office:value-type="percentage" office:value="0.725923427222129" calcext:value-type="percentage">
            <text:p>72.59%</text:p>
          </table:table-cell>
        </table:table-row>
        <table:table-row table:style-name="ro1">
          <table:table-cell table:style-name="ce1" office:value-type="percentage" office:value="0.554541" calcext:value-type="percentage">
            <text:p>55.45%</text:p>
          </table:table-cell>
          <table:table-cell office:value-type="float" office:value="2.589" calcext:value-type="float">
            <text:p>2.589</text:p>
          </table:table-cell>
          <table:table-cell/>
          <table:table-cell table:formula="of:=1-[.A4]" office:value-type="percentage" office:value="0.445459" calcext:value-type="percentage">
            <text:p>44.55%</text:p>
          </table:table-cell>
          <table:table-cell table:formula="of:=[.B4]" office:value-type="float" office:value="2.589" calcext:value-type="float">
            <text:p>2.589</text:p>
          </table:table-cell>
          <table:table-cell/>
          <table:table-cell table:formula="of:=[.D4]/[.$D$22]" office:value-type="percentage" office:value="0.931458813394168" calcext:value-type="percentage">
            <text:p>93.15%</text:p>
          </table:table-cell>
          <table:table-cell table:formula="of:=[.E4]/[.$E$22]" office:value-type="percentage" office:value="0.436667228875021" calcext:value-type="percentage">
            <text:p>43.67%</text:p>
          </table:table-cell>
          <table:table-cell/>
          <table:table-cell table:formula="of:=1-[.G4]" office:value-type="percentage" office:value="0.0685411866058322" calcext:value-type="percentage">
            <text:p>6.85%</text:p>
          </table:table-cell>
          <table:table-cell table:formula="of:=[.H4]" office:value-type="percentage" office:value="0.436667228875021" calcext:value-type="percentage">
            <text:p>43.67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786" calcext:value-type="float">
            <text:p>2.786</text:p>
          </table:table-cell>
          <table:table-cell/>
          <table:table-cell table:formula="of:=1-[.A5]" office:value-type="percentage" office:value="0.45352" calcext:value-type="percentage">
            <text:p>45.35%</text:p>
          </table:table-cell>
          <table:table-cell table:formula="of:=[.B5]" office:value-type="float" office:value="2.786" calcext:value-type="float">
            <text:p>2.786</text:p>
          </table:table-cell>
          <table:table-cell/>
          <table:table-cell table:formula="of:=[.D5]/[.$D$22]" office:value-type="percentage" office:value="0.948314437581288" calcext:value-type="percentage">
            <text:p>94.83%</text:p>
          </table:table-cell>
          <table:table-cell table:formula="of:=[.E5]/[.$E$22]" office:value-type="percentage" office:value="0.469893742621015" calcext:value-type="percentage">
            <text:p>46.99%</text:p>
          </table:table-cell>
          <table:table-cell/>
          <table:table-cell table:formula="of:=1-[.G5]" office:value-type="percentage" office:value="0.0516855624187123" calcext:value-type="percentage">
            <text:p>5.17%</text:p>
          </table:table-cell>
          <table:table-cell table:formula="of:=[.H5]" office:value-type="percentage" office:value="0.469893742621015" calcext:value-type="percentage">
            <text:p>46.99%</text:p>
          </table:table-cell>
        </table:table-row>
        <table:table-row table:style-name="ro1">
          <table:table-cell table:style-name="ce1" office:value-type="percentage" office:value="0.526599" calcext:value-type="percentage">
            <text:p>52.66%</text:p>
          </table:table-cell>
          <table:table-cell office:value-type="float" office:value="3.793" calcext:value-type="float">
            <text:p>3.793</text:p>
          </table:table-cell>
          <table:table-cell/>
          <table:table-cell table:formula="of:=1-[.A6]" office:value-type="percentage" office:value="0.473401" calcext:value-type="percentage">
            <text:p>47.34%</text:p>
          </table:table-cell>
          <table:table-cell table:formula="of:=[.B6]" office:value-type="float" office:value="3.793" calcext:value-type="float">
            <text:p>3.793</text:p>
          </table:table-cell>
          <table:table-cell/>
          <table:table-cell table:formula="of:=[.D6]/[.$D$22]" office:value-type="percentage" office:value="0.989885789084096" calcext:value-type="percentage">
            <text:p>98.99%</text:p>
          </table:table-cell>
          <table:table-cell table:formula="of:=[.E6]/[.$E$22]" office:value-type="percentage" office:value="0.639736886490133" calcext:value-type="percentage">
            <text:p>63.97%</text:p>
          </table:table-cell>
          <table:table-cell/>
          <table:table-cell table:formula="of:=1-[.G6]" office:value-type="percentage" office:value="0.0101142109159038" calcext:value-type="percentage">
            <text:p>1.01%</text:p>
          </table:table-cell>
          <table:table-cell table:formula="of:=[.H6]" office:value-type="percentage" office:value="0.639736886490133" calcext:value-type="percentage">
            <text:p>63.97%</text:p>
          </table:table-cell>
        </table:table-row>
        <table:table-row table:style-name="ro1">
          <table:table-cell table:style-name="ce1" office:value-type="percentage" office:value="0.534121" calcext:value-type="percentage">
            <text:p>53.41%</text:p>
          </table:table-cell>
          <table:table-cell office:value-type="float" office:value="3.118" calcext:value-type="float">
            <text:p>3.118</text:p>
          </table:table-cell>
          <table:table-cell/>
          <table:table-cell table:formula="of:=1-[.A7]" office:value-type="percentage" office:value="0.465879" calcext:value-type="percentage">
            <text:p>46.59%</text:p>
          </table:table-cell>
          <table:table-cell table:formula="of:=[.B7]" office:value-type="float" office:value="3.118" calcext:value-type="float">
            <text:p>3.118</text:p>
          </table:table-cell>
          <table:table-cell/>
          <table:table-cell table:formula="of:=[.D7]/[.$D$22]" office:value-type="percentage" office:value="0.974157218790644" calcext:value-type="percentage">
            <text:p>97.42%</text:p>
          </table:table-cell>
          <table:table-cell table:formula="of:=[.E7]/[.$E$22]" office:value-type="percentage" office:value="0.525889694720864" calcext:value-type="percentage">
            <text:p>52.59%</text:p>
          </table:table-cell>
          <table:table-cell/>
          <table:table-cell table:formula="of:=1-[.G7]" office:value-type="percentage" office:value="0.025842781209356" calcext:value-type="percentage">
            <text:p>2.58%</text:p>
          </table:table-cell>
          <table:table-cell table:formula="of:=[.H7]" office:value-type="percentage" office:value="0.525889694720864" calcext:value-type="percentage">
            <text:p>52.59%</text:p>
          </table:table-cell>
        </table:table-row>
        <table:table-row table:style-name="ro1">
          <table:table-cell table:style-name="ce1" office:value-type="percentage" office:value="0.543256" calcext:value-type="percentage">
            <text:p>54.33%</text:p>
          </table:table-cell>
          <table:table-cell office:value-type="float" office:value="2.852" calcext:value-type="float">
            <text:p>2.852</text:p>
          </table:table-cell>
          <table:table-cell/>
          <table:table-cell table:formula="of:=1-[.A8]" office:value-type="percentage" office:value="0.456744" calcext:value-type="percentage">
            <text:p>45.67%</text:p>
          </table:table-cell>
          <table:table-cell table:formula="of:=[.B8]" office:value-type="float" office:value="2.852" calcext:value-type="float">
            <text:p>2.852</text:p>
          </table:table-cell>
          <table:table-cell/>
          <table:table-cell table:formula="of:=[.D8]/[.$D$22]" office:value-type="percentage" office:value="0.955055850852504" calcext:value-type="percentage">
            <text:p>95.51%</text:p>
          </table:table-cell>
          <table:table-cell table:formula="of:=[.E8]/[.$E$22]" office:value-type="percentage" office:value="0.481025468038455" calcext:value-type="percentage">
            <text:p>48.10%</text:p>
          </table:table-cell>
          <table:table-cell/>
          <table:table-cell table:formula="of:=1-[.G8]" office:value-type="percentage" office:value="0.0449441491474957" calcext:value-type="percentage">
            <text:p>4.49%</text:p>
          </table:table-cell>
          <table:table-cell table:formula="of:=[.H8]" office:value-type="percentage" office:value="0.481025468038455" calcext:value-type="percentage">
            <text:p>48.10%</text:p>
          </table:table-cell>
        </table:table-row>
        <table:table-row table:style-name="ro1">
          <table:table-cell table:style-name="ce1" office:value-type="percentage" office:value="0.531972" calcext:value-type="percentage">
            <text:p>53.20%</text:p>
          </table:table-cell>
          <table:table-cell office:value-type="float" office:value="3.332" calcext:value-type="float">
            <text:p>3.332</text:p>
          </table:table-cell>
          <table:table-cell/>
          <table:table-cell table:formula="of:=1-[.A9]" office:value-type="percentage" office:value="0.468028" calcext:value-type="percentage">
            <text:p>46.80%</text:p>
          </table:table-cell>
          <table:table-cell table:formula="of:=[.B9]" office:value-type="float" office:value="3.332" calcext:value-type="float">
            <text:p>3.332</text:p>
          </table:table-cell>
          <table:table-cell/>
          <table:table-cell table:formula="of:=[.D9]/[.$D$22]" office:value-type="percentage" office:value="0.978650797301762" calcext:value-type="percentage">
            <text:p>97.87%</text:p>
          </table:table-cell>
          <table:table-cell table:formula="of:=[.E9]/[.$E$22]" office:value-type="percentage" office:value="0.56198347107438" calcext:value-type="percentage">
            <text:p>56.20%</text:p>
          </table:table-cell>
          <table:table-cell/>
          <table:table-cell table:formula="of:=1-[.G9]" office:value-type="percentage" office:value="0.0213492026982383" calcext:value-type="percentage">
            <text:p>2.13%</text:p>
          </table:table-cell>
          <table:table-cell table:formula="of:=[.H9]" office:value-type="percentage" office:value="0.56198347107438" calcext:value-type="percentage">
            <text:p>56.20%</text:p>
          </table:table-cell>
        </table:table-row>
        <table:table-row table:style-name="ro1">
          <table:table-cell table:style-name="ce1" office:value-type="percentage" office:value="0.536808" calcext:value-type="percentage">
            <text:p>53.68%</text:p>
          </table:table-cell>
          <table:table-cell office:value-type="float" office:value="3.075" calcext:value-type="float">
            <text:p>3.075</text:p>
          </table:table-cell>
          <table:table-cell/>
          <table:table-cell table:formula="of:=1-[.A10]" office:value-type="percentage" office:value="0.463192" calcext:value-type="percentage">
            <text:p>46.32%</text:p>
          </table:table-cell>
          <table:table-cell table:formula="of:=[.B10]" office:value-type="float" office:value="3.075" calcext:value-type="float">
            <text:p>3.075</text:p>
          </table:table-cell>
          <table:table-cell/>
          <table:table-cell table:formula="of:=[.D10]/[.$D$22]" office:value-type="percentage" office:value="0.968538677394937" calcext:value-type="percentage">
            <text:p>96.85%</text:p>
          </table:table-cell>
          <table:table-cell table:formula="of:=[.E10]/[.$E$22]" office:value-type="percentage" office:value="0.518637206948895" calcext:value-type="percentage">
            <text:p>51.86%</text:p>
          </table:table-cell>
          <table:table-cell/>
          <table:table-cell table:formula="of:=1-[.G10]" office:value-type="percentage" office:value="0.0314613226050627" calcext:value-type="percentage">
            <text:p>3.15%</text:p>
          </table:table-cell>
          <table:table-cell table:formula="of:=[.H10]" office:value-type="percentage" office:value="0.518637206948895" calcext:value-type="percentage">
            <text:p>51.86%</text:p>
          </table:table-cell>
        </table:table-row>
        <table:table-row table:style-name="ro1">
          <table:table-cell office:value-type="float" office:value="0.541644" calcext:value-type="float">
            <text:p>0.541644</text:p>
          </table:table-cell>
          <table:table-cell office:value-type="float" office:value="2.98" calcext:value-type="float">
            <text:p>2.98</text:p>
          </table:table-cell>
          <table:table-cell/>
          <table:table-cell table:formula="of:=1-[.A11]" office:value-type="percentage" office:value="0.458356" calcext:value-type="percentage">
            <text:p>45.84%</text:p>
          </table:table-cell>
          <table:table-cell table:formula="of:=[.B11]" office:value-type="float" office:value="2.98" calcext:value-type="float">
            <text:p>2.98</text:p>
          </table:table-cell>
          <table:table-cell/>
          <table:table-cell table:formula="of:=[.D11]/[.$D$22]" office:value-type="percentage" office:value="0.958426557488112" calcext:value-type="percentage">
            <text:p>95.84%</text:p>
          </table:table-cell>
          <table:table-cell table:formula="of:=[.E11]/[.$E$22]" office:value-type="percentage" office:value="0.502614268848035" calcext:value-type="percentage">
            <text:p>50.26%</text:p>
          </table:table-cell>
          <table:table-cell/>
          <table:table-cell table:formula="of:=1-[.G11]" office:value-type="percentage" office:value="0.0415734425118875" calcext:value-type="percentage">
            <text:p>4.16%</text:p>
          </table:table-cell>
          <table:table-cell table:formula="of:=[.H11]" office:value-type="percentage" office:value="0.502614268848035" calcext:value-type="percentage">
            <text:p>50.26%</text:p>
          </table:table-cell>
        </table:table-row>
        <table:table-row table:style-name="ro1">
          <table:table-cell office:value-type="float" office:value="0.539495" calcext:value-type="float">
            <text:p>0.539495</text:p>
          </table:table-cell>
          <table:table-cell office:value-type="float" office:value="3" calcext:value-type="float">
            <text:p>3</text:p>
          </table:table-cell>
          <table:table-cell/>
          <table:table-cell table:formula="of:=1-[.A12]" office:value-type="percentage" office:value="0.460505" calcext:value-type="percentage">
            <text:p>46.05%</text:p>
          </table:table-cell>
          <table:table-cell table:formula="of:=[.B12]" office:value-type="float" office:value="3" calcext:value-type="float">
            <text:p>3</text:p>
          </table:table-cell>
          <table:table-cell/>
          <table:table-cell table:formula="of:=[.D12]/[.$D$22]" office:value-type="percentage" office:value="0.96292013599923" calcext:value-type="percentage">
            <text:p>96.29%</text:p>
          </table:table-cell>
          <table:table-cell table:formula="of:=[.E12]/[.$E$22]" office:value-type="percentage" office:value="0.505987518974532" calcext:value-type="percentage">
            <text:p>50.60%</text:p>
          </table:table-cell>
          <table:table-cell/>
          <table:table-cell table:formula="of:=1-[.G12]" office:value-type="percentage" office:value="0.0370798640007695" calcext:value-type="percentage">
            <text:p>3.71%</text:p>
          </table:table-cell>
          <table:table-cell table:formula="of:=[.H12]" office:value-type="percentage" office:value="0.505987518974532" calcext:value-type="percentage">
            <text:p>50.60%</text:p>
          </table:table-cell>
        </table:table-row>
        <table:table-row table:style-name="ro1">
          <table:table-cell office:value-type="float" office:value="0.528748" calcext:value-type="float">
            <text:p>0.528748</text:p>
          </table:table-cell>
          <table:table-cell office:value-type="float" office:value="3.568" calcext:value-type="float">
            <text:p>3.568</text:p>
          </table:table-cell>
          <table:table-cell/>
          <table:table-cell table:formula="of:=1-[.A13]" office:value-type="percentage" office:value="0.471252" calcext:value-type="percentage">
            <text:p>47.13%</text:p>
          </table:table-cell>
          <table:table-cell table:formula="of:=[.B13]" office:value-type="float" office:value="3.568" calcext:value-type="float">
            <text:p>3.568</text:p>
          </table:table-cell>
          <table:table-cell/>
          <table:table-cell table:formula="of:=[.D13]/[.$D$22]" office:value-type="percentage" office:value="0.985392210572978" calcext:value-type="percentage">
            <text:p>98.54%</text:p>
          </table:table-cell>
          <table:table-cell table:formula="of:=[.E13]/[.$E$22]" office:value-type="percentage" office:value="0.601787822567043" calcext:value-type="percentage">
            <text:p>60.18%</text:p>
          </table:table-cell>
          <table:table-cell/>
          <table:table-cell table:formula="of:=1-[.G13]" office:value-type="percentage" office:value="0.0146077894270218" calcext:value-type="percentage">
            <text:p>1.46%</text:p>
          </table:table-cell>
          <table:table-cell table:formula="of:=[.H13]" office:value-type="percentage" office:value="0.601787822567043" calcext:value-type="percentage">
            <text:p>60.18%</text:p>
          </table:table-cell>
        </table:table-row>
        <table:table-row table:style-name="ro1">
          <table:table-cell office:value-type="float" office:value="0.528211" calcext:value-type="float">
            <text:p>0.528211</text:p>
          </table:table-cell>
          <table:table-cell office:value-type="float" office:value="3.723" calcext:value-type="float">
            <text:p>3.723</text:p>
          </table:table-cell>
          <table:table-cell/>
          <table:table-cell table:formula="of:=1-[.A14]" office:value-type="percentage" office:value="0.471789" calcext:value-type="percentage">
            <text:p>47.18%</text:p>
          </table:table-cell>
          <table:table-cell table:formula="of:=[.B14]" office:value-type="float" office:value="3.723" calcext:value-type="float">
            <text:p>3.723</text:p>
          </table:table-cell>
          <table:table-cell/>
          <table:table-cell table:formula="of:=[.D14]/[.$D$22]" office:value-type="percentage" office:value="0.986515082448488" calcext:value-type="percentage">
            <text:p>98.65%</text:p>
          </table:table-cell>
          <table:table-cell table:formula="of:=[.E14]/[.$E$22]" office:value-type="percentage" office:value="0.627930511047394" calcext:value-type="percentage">
            <text:p>62.79%</text:p>
          </table:table-cell>
          <table:table-cell/>
          <table:table-cell table:formula="of:=1-[.G14]" office:value-type="percentage" office:value="0.013484917551512" calcext:value-type="percentage">
            <text:p>1.35%</text:p>
          </table:table-cell>
          <table:table-cell table:formula="of:=[.H14]" office:value-type="percentage" office:value="0.627930511047394" calcext:value-type="percentage">
            <text:p>62.79%</text:p>
          </table:table-cell>
        </table:table-row>
        <table:table-row table:style-name="ro1">
          <table:table-cell office:value-type="float" office:value="0.529823" calcext:value-type="float">
            <text:p>0.529823</text:p>
          </table:table-cell>
          <table:table-cell office:value-type="float" office:value="3.517" calcext:value-type="float">
            <text:p>3.517</text:p>
          </table:table-cell>
          <table:table-cell/>
          <table:table-cell table:formula="of:=1-[.A15]" office:value-type="percentage" office:value="0.470177" calcext:value-type="percentage">
            <text:p>47.02%</text:p>
          </table:table-cell>
          <table:table-cell table:formula="of:=[.B15]" office:value-type="float" office:value="3.517" calcext:value-type="float">
            <text:p>3.517</text:p>
          </table:table-cell>
          <table:table-cell/>
          <table:table-cell table:formula="of:=[.D15]/[.$D$22]" office:value-type="percentage" office:value="0.98314437581288" calcext:value-type="percentage">
            <text:p>98.31%</text:p>
          </table:table-cell>
          <table:table-cell table:formula="of:=[.E15]/[.$E$22]" office:value-type="percentage" office:value="0.593186034744476" calcext:value-type="percentage">
            <text:p>59.32%</text:p>
          </table:table-cell>
          <table:table-cell/>
          <table:table-cell table:formula="of:=1-[.G15]" office:value-type="percentage" office:value="0.0168556241871202" calcext:value-type="percentage">
            <text:p>1.69%</text:p>
          </table:table-cell>
          <table:table-cell table:formula="of:=[.H15]" office:value-type="percentage" office:value="0.593186034744476" calcext:value-type="percentage">
            <text:p>59.32%</text:p>
          </table:table-cell>
        </table:table-row>
        <table:table-row table:style-name="ro1">
          <table:table-cell table:style-name="ce1" office:value-type="percentage" office:value="0.53036" calcext:value-type="percentage">
            <text:p>53.04%</text:p>
          </table:table-cell>
          <table:table-cell office:value-type="float" office:value="3.401" calcext:value-type="float">
            <text:p>3.401</text:p>
          </table:table-cell>
          <table:table-cell/>
          <table:table-cell table:formula="of:=1-[.A16]" office:value-type="percentage" office:value="0.46964" calcext:value-type="percentage">
            <text:p>46.96%</text:p>
          </table:table-cell>
          <table:table-cell table:formula="of:=[.B16]" office:value-type="float" office:value="3.401" calcext:value-type="float">
            <text:p>3.401</text:p>
          </table:table-cell>
          <table:table-cell/>
          <table:table-cell table:formula="of:=[.D16]/[.$D$22]" office:value-type="percentage" office:value="0.98202150393737" calcext:value-type="percentage">
            <text:p>98.20%</text:p>
          </table:table-cell>
          <table:table-cell table:formula="of:=[.E16]/[.$E$22]" office:value-type="percentage" office:value="0.573621184010794" calcext:value-type="percentage">
            <text:p>57.36%</text:p>
          </table:table-cell>
          <table:table-cell/>
          <table:table-cell table:formula="of:=1-[.G16]" office:value-type="percentage" office:value="0.0179784960626301" calcext:value-type="percentage">
            <text:p>1.80%</text:p>
          </table:table-cell>
          <table:table-cell table:formula="of:=[.H16]" office:value-type="percentage" office:value="0.573621184010794" calcext:value-type="percentage">
            <text:p>57.36%</text:p>
          </table:table-cell>
        </table:table-row>
        <table:table-row table:style-name="ro1">
          <table:table-cell office:value-type="float" office:value="0.527136" calcext:value-type="float">
            <text:p>0.527136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1-[.A17]" office:value-type="percentage" office:value="0.472864" calcext:value-type="percentage">
            <text:p>47.29%</text:p>
          </table:table-cell>
          <table:table-cell table:formula="of:=[.B17]" office:value-type="float" office:value="3.77" calcext:value-type="float">
            <text:p>3.77</text:p>
          </table:table-cell>
          <table:table-cell/>
          <table:table-cell table:formula="of:=[.D17]/[.$D$22]" office:value-type="percentage" office:value="0.988762917208586" calcext:value-type="percentage">
            <text:p>98.88%</text:p>
          </table:table-cell>
          <table:table-cell table:formula="of:=[.E17]/[.$E$22]" office:value-type="percentage" office:value="0.635857648844662" calcext:value-type="percentage">
            <text:p>63.59%</text:p>
          </table:table-cell>
          <table:table-cell/>
          <table:table-cell table:formula="of:=1-[.G17]" office:value-type="percentage" office:value="0.0112370827914134" calcext:value-type="percentage">
            <text:p>1.12%</text:p>
          </table:table-cell>
          <table:table-cell table:formula="of:=[.H17]" office:value-type="percentage" office:value="0.635857648844662" calcext:value-type="percentage">
            <text:p>63.59%</text:p>
          </table:table-cell>
        </table:table-row>
        <table:table-row table:style-name="ro1">
          <table:table-cell office:value-type="float" office:value="0.530897" calcext:value-type="float">
            <text:p>0.530897</text:p>
          </table:table-cell>
          <table:table-cell office:value-type="float" office:value="3.335" calcext:value-type="float">
            <text:p>3.335</text:p>
          </table:table-cell>
          <table:table-cell/>
          <table:table-cell table:formula="of:=1-[.A18]" office:value-type="percentage" office:value="0.469103" calcext:value-type="percentage">
            <text:p>46.91%</text:p>
          </table:table-cell>
          <table:table-cell table:formula="of:=[.B18]" office:value-type="float" office:value="3.335" calcext:value-type="float">
            <text:p>3.335</text:p>
          </table:table-cell>
          <table:table-cell/>
          <table:table-cell table:formula="of:=[.D18]/[.$D$22]" office:value-type="percentage" office:value="0.98089863206186" calcext:value-type="percentage">
            <text:p>98.09%</text:p>
          </table:table-cell>
          <table:table-cell table:formula="of:=[.E18]/[.$E$22]" office:value-type="percentage" office:value="0.562489458593355" calcext:value-type="percentage">
            <text:p>56.25%</text:p>
          </table:table-cell>
          <table:table-cell/>
          <table:table-cell table:formula="of:=1-[.G18]" office:value-type="percentage" office:value="0.0191013679381395" calcext:value-type="percentage">
            <text:p>1.91%</text:p>
          </table:table-cell>
          <table:table-cell table:formula="of:=[.H18]" office:value-type="percentage" office:value="0.562489458593355" calcext:value-type="percentage">
            <text:p>5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fault behavior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21762" calcext:value-type="float">
            <text:p>0.521762</text:p>
          </table:table-cell>
          <table:table-cell office:value-type="float" office:value="5.929" calcext:value-type="float">
            <text:p>5.929</text:p>
          </table:table-cell>
          <table:table-cell/>
          <table:table-cell table:formula="of:=1-[.A22]" office:value-type="percentage" office:value="0.478238" calcext:value-type="percentage">
            <text:p>47.82%</text:p>
          </table:table-cell>
          <table:table-cell table:formula="of:=[.B22]" office:value-type="float" office:value="5.929" calcext:value-type="float">
            <text:p>5.92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fiveHourRun_pop100_2" table:style-name="ta1">
        <table:shapes>
          <draw:frame draw:z-index="0" draw:style-name="gr1" draw:text-style-name="P1" svg:width="160.1mm" svg:height="89.96mm" svg:x="327.38mm" svg:y="79.2mm">
            <loext:p draw:notify-on-update-of-ranges="fiveHourRun_pop100_2.J2:fiveHourRun_pop100_2.J10 fiveHourRun_pop100_2.K2:fiveHourRun_pop100_2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table:style-name="Default"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table:style-name="Default"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31972" calcext:value-type="percentage">
            <text:p>53.20%</text:p>
          </table:table-cell>
          <table:table-cell office:value-type="float" office:value="2.871" calcext:value-type="float">
            <text:p>2.871</text:p>
          </table:table-cell>
          <table:table-cell/>
          <table:table-cell table:formula="of:=1-[.A2]" office:value-type="percentage" office:value="0.468028" calcext:value-type="percentage">
            <text:p>46.80%</text:p>
          </table:table-cell>
          <table:table-cell table:formula="of:=[.B2]" office:value-type="float" office:value="2.871" calcext:value-type="float">
            <text:p>2.871</text:p>
          </table:table-cell>
          <table:table-cell/>
          <table:table-cell table:formula="of:=[.D2]/[.$D$22]" office:value-type="percentage" office:value="0.978650797301762" calcext:value-type="percentage">
            <text:p>97.87%</text:p>
          </table:table-cell>
          <table:table-cell table:formula="of:=[.E2]/[.$E$22]" office:value-type="percentage" office:value="0.470964566929134" calcext:value-type="percentage">
            <text:p>47.10%</text:p>
          </table:table-cell>
          <table:table-cell/>
          <table:table-cell table:formula="of:=1-[.G2]" office:value-type="percentage" office:value="0.0213492026982383" calcext:value-type="percentage">
            <text:p>2.13%</text:p>
          </table:table-cell>
          <table:table-cell table:formula="of:=[.H2]" office:value-type="percentage" office:value="0.470964566929134" calcext:value-type="percentage">
            <text:p>47.10%</text:p>
          </table:table-cell>
        </table:table-row>
        <table:table-row table:style-name="ro1">
          <table:table-cell table:style-name="ce1" office:value-type="percentage" office:value="0.523375" calcext:value-type="percentage">
            <text:p>52.34%</text:p>
          </table:table-cell>
          <table:table-cell office:value-type="float" office:value="3.316" calcext:value-type="float">
            <text:p>3.316</text:p>
          </table:table-cell>
          <table:table-cell/>
          <table:table-cell table:formula="of:=1-[.A3]" office:value-type="percentage" office:value="0.476625" calcext:value-type="percentage">
            <text:p>47.66%</text:p>
          </table:table-cell>
          <table:table-cell table:formula="of:=[.B3]" office:value-type="float" office:value="3.316" calcext:value-type="float">
            <text:p>3.316</text:p>
          </table:table-cell>
          <table:table-cell/>
          <table:table-cell table:formula="of:=[.D3]/[.$D$22]" office:value-type="percentage" office:value="0.996627202355313" calcext:value-type="percentage">
            <text:p>99.66%</text:p>
          </table:table-cell>
          <table:table-cell table:formula="of:=[.E3]/[.$E$22]" office:value-type="percentage" office:value="0.543963254593176" calcext:value-type="percentage">
            <text:p>54.40%</text:p>
          </table:table-cell>
          <table:table-cell/>
          <table:table-cell table:formula="of:=1-[.G3]" office:value-type="percentage" office:value="0.00337279764468734" calcext:value-type="percentage">
            <text:p>0.34%</text:p>
          </table:table-cell>
          <table:table-cell table:formula="of:=[.H3]" office:value-type="percentage" office:value="0.543963254593176" calcext:value-type="percentage">
            <text:p>54.40%</text:p>
          </table:table-cell>
        </table:table-row>
        <table:table-row table:style-name="ro1">
          <table:table-cell table:style-name="ce1" office:value-type="percentage" office:value="0.527136" calcext:value-type="percentage">
            <text:p>52.71%</text:p>
          </table:table-cell>
          <table:table-cell office:value-type="float" office:value="3.009" calcext:value-type="float">
            <text:p>3.009</text:p>
          </table:table-cell>
          <table:table-cell/>
          <table:table-cell table:formula="of:=1-[.A4]" office:value-type="percentage" office:value="0.472864" calcext:value-type="percentage">
            <text:p>47.29%</text:p>
          </table:table-cell>
          <table:table-cell table:formula="of:=[.B4]" office:value-type="float" office:value="3.009" calcext:value-type="float">
            <text:p>3.009</text:p>
          </table:table-cell>
          <table:table-cell/>
          <table:table-cell table:formula="of:=[.D4]/[.$D$22]" office:value-type="percentage" office:value="0.988762917208586" calcext:value-type="percentage">
            <text:p>98.88%</text:p>
          </table:table-cell>
          <table:table-cell table:formula="of:=[.E4]/[.$E$22]" office:value-type="percentage" office:value="0.493602362204724" calcext:value-type="percentage">
            <text:p>49.36%</text:p>
          </table:table-cell>
          <table:table-cell/>
          <table:table-cell table:formula="of:=1-[.G4]" office:value-type="percentage" office:value="0.0112370827914134" calcext:value-type="percentage">
            <text:p>1.12%</text:p>
          </table:table-cell>
          <table:table-cell table:formula="of:=[.H4]" office:value-type="percentage" office:value="0.493602362204724" calcext:value-type="percentage">
            <text:p>49.36%</text:p>
          </table:table-cell>
        </table:table-row>
        <table:table-row table:style-name="ro1">
          <table:table-cell table:style-name="ce1" office:value-type="percentage" office:value="0.526599" calcext:value-type="percentage">
            <text:p>52.66%</text:p>
          </table:table-cell>
          <table:table-cell office:value-type="float" office:value="3.143" calcext:value-type="float">
            <text:p>3.143</text:p>
          </table:table-cell>
          <table:table-cell/>
          <table:table-cell table:formula="of:=1-[.A5]" office:value-type="percentage" office:value="0.473401" calcext:value-type="percentage">
            <text:p>47.34%</text:p>
          </table:table-cell>
          <table:table-cell table:formula="of:=[.B5]" office:value-type="float" office:value="3.143" calcext:value-type="float">
            <text:p>3.143</text:p>
          </table:table-cell>
          <table:table-cell/>
          <table:table-cell table:formula="of:=[.D5]/[.$D$22]" office:value-type="percentage" office:value="0.989885789084096" calcext:value-type="percentage">
            <text:p>98.99%</text:p>
          </table:table-cell>
          <table:table-cell table:formula="of:=[.E5]/[.$E$22]" office:value-type="percentage" office:value="0.515583989501312" calcext:value-type="percentage">
            <text:p>51.56%</text:p>
          </table:table-cell>
          <table:table-cell/>
          <table:table-cell table:formula="of:=1-[.G5]" office:value-type="percentage" office:value="0.0101142109159038" calcext:value-type="percentage">
            <text:p>1.01%</text:p>
          </table:table-cell>
          <table:table-cell table:formula="of:=[.H5]" office:value-type="percentage" office:value="0.515583989501312" calcext:value-type="percentage">
            <text:p>51.56%</text:p>
          </table:table-cell>
        </table:table-row>
        <table:table-row table:style-name="ro1">
          <table:table-cell table:style-name="ce1" office:value-type="percentage" office:value="0.524987" calcext:value-type="percentage">
            <text:p>52.50%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1-[.A6]" office:value-type="percentage" office:value="0.475013" calcext:value-type="percentage">
            <text:p>47.50%</text:p>
          </table:table-cell>
          <table:table-cell table:formula="of:=[.B6]" office:value-type="float" office:value="3.188" calcext:value-type="float">
            <text:p>3.188</text:p>
          </table:table-cell>
          <table:table-cell/>
          <table:table-cell table:formula="of:=[.D6]/[.$D$22]" office:value-type="percentage" office:value="0.993256495719704" calcext:value-type="percentage">
            <text:p>99.33%</text:p>
          </table:table-cell>
          <table:table-cell table:formula="of:=[.E6]/[.$E$22]" office:value-type="percentage" office:value="0.522965879265092" calcext:value-type="percentage">
            <text:p>52.30%</text:p>
          </table:table-cell>
          <table:table-cell/>
          <table:table-cell table:formula="of:=1-[.G6]" office:value-type="percentage" office:value="0.00674350428029569" calcext:value-type="percentage">
            <text:p>0.67%</text:p>
          </table:table-cell>
          <table:table-cell table:formula="of:=[.H6]" office:value-type="percentage" office:value="0.522965879265092" calcext:value-type="percentage">
            <text:p>52.30%</text:p>
          </table:table-cell>
        </table:table-row>
        <table:table-row table:style-name="ro1">
          <table:table-cell table:style-name="ce1" office:value-type="percentage" office:value="0.523912" calcext:value-type="percentage">
            <text:p>52.39%</text:p>
          </table:table-cell>
          <table:table-cell office:value-type="float" office:value="3.263" calcext:value-type="float">
            <text:p>3.263</text:p>
          </table:table-cell>
          <table:table-cell/>
          <table:table-cell table:formula="of:=1-[.A7]" office:value-type="percentage" office:value="0.476088" calcext:value-type="percentage">
            <text:p>47.61%</text:p>
          </table:table-cell>
          <table:table-cell table:formula="of:=[.B7]" office:value-type="float" office:value="3.263" calcext:value-type="float">
            <text:p>3.263</text:p>
          </table:table-cell>
          <table:table-cell/>
          <table:table-cell table:formula="of:=[.D7]/[.$D$22]" office:value-type="percentage" office:value="0.995504330479803" calcext:value-type="percentage">
            <text:p>99.55%</text:p>
          </table:table-cell>
          <table:table-cell table:formula="of:=[.E7]/[.$E$22]" office:value-type="percentage" office:value="0.535269028871391" calcext:value-type="percentage">
            <text:p>53.53%</text:p>
          </table:table-cell>
          <table:table-cell/>
          <table:table-cell table:formula="of:=1-[.G7]" office:value-type="percentage" office:value="0.00449566952019698" calcext:value-type="percentage">
            <text:p>0.45%</text:p>
          </table:table-cell>
          <table:table-cell table:formula="of:=[.H7]" office:value-type="percentage" office:value="0.535269028871391" calcext:value-type="percentage">
            <text:p>53.53%</text:p>
          </table:table-cell>
        </table:table-row>
        <table:table-row table:style-name="ro1">
          <table:table-cell table:style-name="ce1" office:value-type="percentage" office:value="0.529285" calcext:value-type="percentage">
            <text:p>52.93%</text:p>
          </table:table-cell>
          <table:table-cell office:value-type="float" office:value="2.968" calcext:value-type="float">
            <text:p>2.968</text:p>
          </table:table-cell>
          <table:table-cell/>
          <table:table-cell table:formula="of:=1-[.A8]" office:value-type="percentage" office:value="0.470715" calcext:value-type="percentage">
            <text:p>47.07%</text:p>
          </table:table-cell>
          <table:table-cell table:formula="of:=[.B8]" office:value-type="float" office:value="2.968" calcext:value-type="float">
            <text:p>2.968</text:p>
          </table:table-cell>
          <table:table-cell/>
          <table:table-cell table:formula="of:=[.D8]/[.$D$22]" office:value-type="percentage" office:value="0.984269338697468" calcext:value-type="percentage">
            <text:p>98.43%</text:p>
          </table:table-cell>
          <table:table-cell table:formula="of:=[.E8]/[.$E$22]" office:value-type="percentage" office:value="0.486876640419948" calcext:value-type="percentage">
            <text:p>48.69%</text:p>
          </table:table-cell>
          <table:table-cell/>
          <table:table-cell table:formula="of:=1-[.G8]" office:value-type="percentage" office:value="0.0157306613025315" calcext:value-type="percentage">
            <text:p>1.57%</text:p>
          </table:table-cell>
          <table:table-cell table:formula="of:=[.H8]" office:value-type="percentage" office:value="0.486876640419948" calcext:value-type="percentage">
            <text:p>48.69%</text:p>
          </table:table-cell>
        </table:table-row>
        <table:table-row table:style-name="ro1">
          <table:table-cell table:style-name="ce1" office:value-type="percentage" office:value="0.530897" calcext:value-type="percentage">
            <text:p>53.09%</text:p>
          </table:table-cell>
          <table:table-cell office:value-type="float" office:value="2.909" calcext:value-type="float">
            <text:p>2.909</text:p>
          </table:table-cell>
          <table:table-cell/>
          <table:table-cell table:formula="of:=1-[.A9]" office:value-type="percentage" office:value="0.469103" calcext:value-type="percentage">
            <text:p>46.91%</text:p>
          </table:table-cell>
          <table:table-cell table:formula="of:=[.B9]" office:value-type="float" office:value="2.909" calcext:value-type="float">
            <text:p>2.909</text:p>
          </table:table-cell>
          <table:table-cell/>
          <table:table-cell table:formula="of:=[.D9]/[.$D$22]" office:value-type="percentage" office:value="0.98089863206186" calcext:value-type="percentage">
            <text:p>98.09%</text:p>
          </table:table-cell>
          <table:table-cell table:formula="of:=[.E9]/[.$E$22]" office:value-type="percentage" office:value="0.477198162729659" calcext:value-type="percentage">
            <text:p>47.72%</text:p>
          </table:table-cell>
          <table:table-cell/>
          <table:table-cell table:formula="of:=1-[.G9]" office:value-type="percentage" office:value="0.0191013679381395" calcext:value-type="percentage">
            <text:p>1.91%</text:p>
          </table:table-cell>
          <table:table-cell table:formula="of:=[.H9]" office:value-type="percentage" office:value="0.477198162729659" calcext:value-type="percentage">
            <text:p>47.72%</text:p>
          </table:table-cell>
        </table:table-row>
        <table:table-row table:style-name="ro1">
          <table:table-cell table:style-name="ce1" office:value-type="percentage" office:value="0.529823" calcext:value-type="percentage">
            <text:p>52.98%</text:p>
          </table:table-cell>
          <table:table-cell office:value-type="float" office:value="2.942" calcext:value-type="float">
            <text:p>2.942</text:p>
          </table:table-cell>
          <table:table-cell/>
          <table:table-cell table:formula="of:=1-[.A10]" office:value-type="percentage" office:value="0.470177" calcext:value-type="percentage">
            <text:p>47.02%</text:p>
          </table:table-cell>
          <table:table-cell table:formula="of:=[.B10]" office:value-type="float" office:value="2.942" calcext:value-type="float">
            <text:p>2.942</text:p>
          </table:table-cell>
          <table:table-cell/>
          <table:table-cell table:formula="of:=[.D10]/[.$D$22]" office:value-type="percentage" office:value="0.98314437581288" calcext:value-type="percentage">
            <text:p>98.31%</text:p>
          </table:table-cell>
          <table:table-cell table:formula="of:=[.E10]/[.$E$22]" office:value-type="percentage" office:value="0.48261154855643" calcext:value-type="percentage">
            <text:p>48.26%</text:p>
          </table:table-cell>
          <table:table-cell/>
          <table:table-cell table:formula="of:=1-[.G10]" office:value-type="percentage" office:value="0.0168556241871202" calcext:value-type="percentage">
            <text:p>1.69%</text:p>
          </table:table-cell>
          <table:table-cell table:formula="of:=[.H10]" office:value-type="percentage" office:value="0.48261154855643" calcext:value-type="percentage">
            <text:p>48.26%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fault behavior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21762" calcext:value-type="float">
            <text:p>0.521762</text:p>
          </table:table-cell>
          <table:table-cell office:value-type="float" office:value="6.096" calcext:value-type="float">
            <text:p>6.096</text:p>
          </table:table-cell>
          <table:table-cell/>
          <table:table-cell table:formula="of:=1-[.A22]" office:value-type="percentage" office:value="0.478238" calcext:value-type="percentage">
            <text:p>47.82%</text:p>
          </table:table-cell>
          <table:table-cell table:formula="of:=[.B22]" office:value-type="float" office:value="6.096" calcext:value-type="float">
            <text:p>6.09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fiveHourRun_popsize10" table:style-name="ta1">
        <table:shapes>
          <draw:frame draw:z-index="0" draw:style-name="gr1" draw:text-style-name="P1" svg:width="220.86mm" svg:height="118.99mm" svg:x="65.66mm" svg:y="78.36mm">
            <loext:p draw:notify-on-update-of-ranges="fiveHourRun_popsize10.G2:fiveHourRun_popsize10.G10 fiveHourRun_popsize10.H1:fiveHourRun_popsize10.H1 fiveHourRun_popsize10.H2:fiveHourRun_popsize10.H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15mm" svg:height="90.05mm" svg:x="248.73mm" svg:y="71.18mm">
            <loext:p draw:notify-on-update-of-ranges="fiveHourRun_popsize10.J2:fiveHourRun_popsize10.J10 fiveHourRun_popsize10.K2:fiveHourRun_popsize10.K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63675" calcext:value-type="percentage">
            <text:p>56.37%</text:p>
          </table:table-cell>
          <table:table-cell office:value-type="float" office:value="2.502" calcext:value-type="float">
            <text:p>2.502</text:p>
          </table:table-cell>
          <table:table-cell/>
          <table:table-cell table:formula="of:=1-[.A2]" office:value-type="percentage" office:value="0.436325" calcext:value-type="percentage">
            <text:p>43.63%</text:p>
          </table:table-cell>
          <table:table-cell table:formula="of:=[.B2]" office:value-type="float" office:value="2.502" calcext:value-type="float">
            <text:p>2.502</text:p>
          </table:table-cell>
          <table:table-cell/>
          <table:table-cell table:style-name="ce1" table:formula="of:=[.D2]/[.$D$16]" office:value-type="percentage" office:value="0.912359536465107" calcext:value-type="percentage">
            <text:p>91.24%</text:p>
          </table:table-cell>
          <table:table-cell table:style-name="ce1" table:formula="of:=[.E2]/[.$E$16]" office:value-type="percentage" office:value="0.461368246358104" calcext:value-type="percentage">
            <text:p>46.14%</text:p>
          </table:table-cell>
          <table:table-cell/>
          <table:table-cell table:style-name="ce1" table:formula="of:=1-[.G2]" office:value-type="percentage" office:value="0.0876404635348926" calcext:value-type="percentage">
            <text:p>8.76%</text:p>
          </table:table-cell>
          <table:table-cell table:style-name="ce1" table:formula="of:=[.H2]" office:value-type="percentage" office:value="0.461368246358104" calcext:value-type="percentage">
            <text:p>46.14%</text:p>
          </table:table-cell>
        </table:table-row>
        <table:table-row table:style-name="ro1">
          <table:table-cell table:style-name="ce1" office:value-type="percentage" office:value="0.528748" calcext:value-type="percentage">
            <text:p>52.87%</text:p>
          </table:table-cell>
          <table:table-cell office:value-type="float" office:value="3.067" calcext:value-type="float">
            <text:p>3.067</text:p>
          </table:table-cell>
          <table:table-cell/>
          <table:table-cell table:formula="of:=1-[.A3]" office:value-type="percentage" office:value="0.471252" calcext:value-type="percentage">
            <text:p>47.13%</text:p>
          </table:table-cell>
          <table:table-cell table:formula="of:=[.B3]" office:value-type="float" office:value="3.067" calcext:value-type="float">
            <text:p>3.067</text:p>
          </table:table-cell>
          <table:table-cell/>
          <table:table-cell table:style-name="ce1" table:formula="of:=[.D3]/[.$D$16]" office:value-type="percentage" office:value="0.985392210572978" calcext:value-type="percentage">
            <text:p>98.54%</text:p>
          </table:table-cell>
          <table:table-cell table:style-name="ce1" table:formula="of:=[.E3]/[.$E$16]" office:value-type="percentage" office:value="0.565554121335054" calcext:value-type="percentage">
            <text:p>56.56%</text:p>
          </table:table-cell>
          <table:table-cell/>
          <table:table-cell table:style-name="ce1" table:formula="of:=1-[.G3]" office:value-type="percentage" office:value="0.0146077894270218" calcext:value-type="percentage">
            <text:p>1.46%</text:p>
          </table:table-cell>
          <table:table-cell table:style-name="ce1" table:formula="of:=[.H3]" office:value-type="percentage" office:value="0.565554121335054" calcext:value-type="percentage">
            <text:p>56.56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509" calcext:value-type="float">
            <text:p>2.509</text:p>
          </table:table-cell>
          <table:table-cell/>
          <table:table-cell table:formula="of:=1-[.A4]" office:value-type="percentage" office:value="0.45352" calcext:value-type="percentage">
            <text:p>45.35%</text:p>
          </table:table-cell>
          <table:table-cell table:formula="of:=[.B4]" office:value-type="float" office:value="2.509" calcext:value-type="float">
            <text:p>2.509</text:p>
          </table:table-cell>
          <table:table-cell/>
          <table:table-cell table:style-name="ce1" table:formula="of:=[.D4]/[.$D$16]" office:value-type="percentage" office:value="0.948314437581288" calcext:value-type="percentage">
            <text:p>94.83%</text:p>
          </table:table-cell>
          <table:table-cell table:style-name="ce1" table:formula="of:=[.E4]/[.$E$16]" office:value-type="percentage" office:value="0.462659044809146" calcext:value-type="percentage">
            <text:p>46.27%</text:p>
          </table:table-cell>
          <table:table-cell/>
          <table:table-cell table:style-name="ce1" table:formula="of:=1-[.G4]" office:value-type="percentage" office:value="0.0516855624187123" calcext:value-type="percentage">
            <text:p>5.17%</text:p>
          </table:table-cell>
          <table:table-cell table:style-name="ce1" table:formula="of:=[.H4]" office:value-type="percentage" office:value="0.462659044809146" calcext:value-type="percentage">
            <text:p>46.27%</text:p>
          </table:table-cell>
        </table:table-row>
        <table:table-row table:style-name="ro1">
          <table:table-cell table:style-name="ce1" office:value-type="percentage" office:value="0.531435" calcext:value-type="percentage">
            <text:p>53.14%</text:p>
          </table:table-cell>
          <table:table-cell office:value-type="float" office:value="2.913" calcext:value-type="float">
            <text:p>2.913</text:p>
          </table:table-cell>
          <table:table-cell/>
          <table:table-cell table:formula="of:=1-[.A5]" office:value-type="percentage" office:value="0.468565" calcext:value-type="percentage">
            <text:p>46.86%</text:p>
          </table:table-cell>
          <table:table-cell table:formula="of:=[.B5]" office:value-type="float" office:value="2.913" calcext:value-type="float">
            <text:p>2.913</text:p>
          </table:table-cell>
          <table:table-cell/>
          <table:table-cell table:style-name="ce1" table:formula="of:=[.D5]/[.$D$16]" office:value-type="percentage" office:value="0.979773669177271" calcext:value-type="percentage">
            <text:p>97.98%</text:p>
          </table:table-cell>
          <table:table-cell table:style-name="ce1" table:formula="of:=[.E5]/[.$E$16]" office:value-type="percentage" office:value="0.537156555412133" calcext:value-type="percentage">
            <text:p>53.72%</text:p>
          </table:table-cell>
          <table:table-cell/>
          <table:table-cell table:style-name="ce1" table:formula="of:=1-[.G5]" office:value-type="percentage" office:value="0.0202263308227285" calcext:value-type="percentage">
            <text:p>2.02%</text:p>
          </table:table-cell>
          <table:table-cell table:style-name="ce1" table:formula="of:=[.H5]" office:value-type="percentage" office:value="0.537156555412133" calcext:value-type="percentage">
            <text:p>53.72%</text:p>
          </table:table-cell>
        </table:table-row>
        <table:table-row table:style-name="ro1">
          <table:table-cell table:style-name="ce1" office:value-type="percentage" office:value="0.534121" calcext:value-type="percentage">
            <text:p>53.41%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1-[.A6]" office:value-type="percentage" office:value="0.465879" calcext:value-type="percentage">
            <text:p>46.59%</text:p>
          </table:table-cell>
          <table:table-cell table:formula="of:=[.B6]" office:value-type="float" office:value="2.8" calcext:value-type="float">
            <text:p>2.8</text:p>
          </table:table-cell>
          <table:table-cell/>
          <table:table-cell table:style-name="ce1" table:formula="of:=[.D6]/[.$D$16]" office:value-type="percentage" office:value="0.974157218790644" calcext:value-type="percentage">
            <text:p>97.42%</text:p>
          </table:table-cell>
          <table:table-cell table:style-name="ce1" table:formula="of:=[.E6]/[.$E$16]" office:value-type="percentage" office:value="0.516319380416743" calcext:value-type="percentage">
            <text:p>51.63%</text:p>
          </table:table-cell>
          <table:table-cell/>
          <table:table-cell table:style-name="ce1" table:formula="of:=1-[.G6]" office:value-type="percentage" office:value="0.025842781209356" calcext:value-type="percentage">
            <text:p>2.58%</text:p>
          </table:table-cell>
          <table:table-cell table:style-name="ce1" table:formula="of:=[.H6]" office:value-type="percentage" office:value="0.516319380416743" calcext:value-type="percentage">
            <text:p>51.63%</text:p>
          </table:table-cell>
        </table:table-row>
        <table:table-row table:style-name="ro1">
          <table:table-cell table:style-name="ce1" office:value-type="percentage" office:value="0.535196" calcext:value-type="percentage">
            <text:p>53.52%</text:p>
          </table:table-cell>
          <table:table-cell office:value-type="float" office:value="2.642" calcext:value-type="float">
            <text:p>2.642</text:p>
          </table:table-cell>
          <table:table-cell/>
          <table:table-cell table:formula="of:=1-[.A7]" office:value-type="percentage" office:value="0.464804" calcext:value-type="percentage">
            <text:p>46.48%</text:p>
          </table:table-cell>
          <table:table-cell table:formula="of:=[.B7]" office:value-type="float" office:value="2.642" calcext:value-type="float">
            <text:p>2.642</text:p>
          </table:table-cell>
          <table:table-cell/>
          <table:table-cell table:style-name="ce1" table:formula="of:=[.D7]/[.$D$16]" office:value-type="percentage" office:value="0.971909384030545" calcext:value-type="percentage">
            <text:p>97.19%</text:p>
          </table:table-cell>
          <table:table-cell table:style-name="ce1" table:formula="of:=[.E7]/[.$E$16]" office:value-type="percentage" office:value="0.487184215378942" calcext:value-type="percentage">
            <text:p>48.72%</text:p>
          </table:table-cell>
          <table:table-cell/>
          <table:table-cell table:style-name="ce1" table:formula="of:=1-[.G7]" office:value-type="percentage" office:value="0.0280906159694546" calcext:value-type="percentage">
            <text:p>2.81%</text:p>
          </table:table-cell>
          <table:table-cell table:style-name="ce1" table:formula="of:=[.H7]" office:value-type="percentage" office:value="0.487184215378942" calcext:value-type="percentage">
            <text:p>48.72%</text:p>
          </table:table-cell>
        </table:table-row>
        <table:table-row table:style-name="ro1">
          <table:table-cell table:style-name="ce1" office:value-type="percentage" office:value="0.538958" calcext:value-type="percentage">
            <text:p>53.90%</text:p>
          </table:table-cell>
          <table:table-cell office:value-type="float" office:value="2.617" calcext:value-type="float">
            <text:p>2.617</text:p>
          </table:table-cell>
          <table:table-cell/>
          <table:table-cell table:formula="of:=1-[.A8]" office:value-type="percentage" office:value="0.461042" calcext:value-type="percentage">
            <text:p>46.10%</text:p>
          </table:table-cell>
          <table:table-cell table:formula="of:=[.B8]" office:value-type="float" office:value="2.617" calcext:value-type="float">
            <text:p>2.617</text:p>
          </table:table-cell>
          <table:table-cell/>
          <table:table-cell table:style-name="ce1" table:formula="of:=[.D8]/[.$D$16]" office:value-type="percentage" office:value="0.96404300787474" calcext:value-type="percentage">
            <text:p>96.40%</text:p>
          </table:table-cell>
          <table:table-cell table:style-name="ce1" table:formula="of:=[.E8]/[.$E$16]" office:value-type="percentage" office:value="0.482574220910935" calcext:value-type="percentage">
            <text:p>48.26%</text:p>
          </table:table-cell>
          <table:table-cell/>
          <table:table-cell table:style-name="ce1" table:formula="of:=1-[.G8]" office:value-type="percentage" office:value="0.0359569921252598" calcext:value-type="percentage">
            <text:p>3.60%</text:p>
          </table:table-cell>
          <table:table-cell table:style-name="ce1" table:formula="of:=[.H8]" office:value-type="percentage" office:value="0.482574220910935" calcext:value-type="percentage">
            <text:p>48.26%</text:p>
          </table:table-cell>
        </table:table-row>
        <table:table-row table:style-name="ro1">
          <table:table-cell table:style-name="ce1" office:value-type="percentage" office:value="0.542719" calcext:value-type="percentage">
            <text:p>54.27%</text:p>
          </table:table-cell>
          <table:table-cell office:value-type="float" office:value="2.588" calcext:value-type="float">
            <text:p>2.588</text:p>
          </table:table-cell>
          <table:table-cell/>
          <table:table-cell table:formula="of:=1-[.A9]" office:value-type="percentage" office:value="0.457281" calcext:value-type="percentage">
            <text:p>45.73%</text:p>
          </table:table-cell>
          <table:table-cell table:formula="of:=[.B9]" office:value-type="float" office:value="2.588" calcext:value-type="float">
            <text:p>2.588</text:p>
          </table:table-cell>
          <table:table-cell/>
          <table:table-cell table:style-name="ce1" table:formula="of:=[.D9]/[.$D$16]" office:value-type="percentage" office:value="0.956178722728014" calcext:value-type="percentage">
            <text:p>95.62%</text:p>
          </table:table-cell>
          <table:table-cell table:style-name="ce1" table:formula="of:=[.E9]/[.$E$16]" office:value-type="percentage" office:value="0.477226627328047" calcext:value-type="percentage">
            <text:p>47.72%</text:p>
          </table:table-cell>
          <table:table-cell/>
          <table:table-cell table:style-name="ce1" table:formula="of:=1-[.G9]" office:value-type="percentage" office:value="0.0438212772719859" calcext:value-type="percentage">
            <text:p>4.38%</text:p>
          </table:table-cell>
          <table:table-cell table:style-name="ce1" table:formula="of:=[.H9]" office:value-type="percentage" office:value="0.477226627328047" calcext:value-type="percentage">
            <text:p>47.72%</text:p>
          </table:table-cell>
        </table:table-row>
        <table:table-row table:style-name="ro1">
          <table:table-cell table:style-name="ce1" office:value-type="percentage" office:value="0.543256" calcext:value-type="percentage">
            <text:p>54.33%</text:p>
          </table:table-cell>
          <table:table-cell office:value-type="float" office:value="2.526" calcext:value-type="float">
            <text:p>2.526</text:p>
          </table:table-cell>
          <table:table-cell/>
          <table:table-cell table:formula="of:=1-[.A10]" office:value-type="percentage" office:value="0.456744" calcext:value-type="percentage">
            <text:p>45.67%</text:p>
          </table:table-cell>
          <table:table-cell table:formula="of:=[.B10]" office:value-type="float" office:value="2.526" calcext:value-type="float">
            <text:p>2.526</text:p>
          </table:table-cell>
          <table:table-cell/>
          <table:table-cell table:style-name="ce1" table:formula="of:=[.D10]/[.$D$16]" office:value-type="percentage" office:value="0.955055850852504" calcext:value-type="percentage">
            <text:p>95.51%</text:p>
          </table:table-cell>
          <table:table-cell table:style-name="ce1" table:formula="of:=[.E10]/[.$E$16]" office:value-type="percentage" office:value="0.465793841047391" calcext:value-type="percentage">
            <text:p>46.58%</text:p>
          </table:table-cell>
          <table:table-cell/>
          <table:table-cell table:style-name="ce1" table:formula="of:=1-[.G10]" office:value-type="percentage" office:value="0.0449441491474957" calcext:value-type="percentage">
            <text:p>4.49%</text:p>
          </table:table-cell>
          <table:table-cell table:style-name="ce1" table:formula="of:=[.H10]" office:value-type="percentage" office:value="0.465793841047391" calcext:value-type="percentage">
            <text:p>46.58%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Default Code Coverage</text:p>
          </table:table-cell>
          <table:table-cell table:style-name="ce2" office:value-type="string" calcext:value-type="string">
            <text:p>Default Run Time</text:p>
          </table:table-cell>
          <table:table-cell table:number-columns-repeated="6"/>
        </table:table-row>
        <table:table-row table:style-name="ro1">
          <table:table-cell table:style-name="ce1" office:value-type="percentage" office:value="0.521762" calcext:value-type="percentage">
            <text:p>52.18%</text:p>
          </table:table-cell>
          <table:table-cell office:value-type="float" office:value="5.423" calcext:value-type="float">
            <text:p>5.423</text:p>
          </table:table-cell>
          <table:table-cell/>
          <table:table-cell table:formula="of:=1-[.A16]" office:value-type="percentage" office:value="0.478238" calcext:value-type="percentage">
            <text:p>47.82%</text:p>
          </table:table-cell>
          <table:table-cell table:formula="of:=[.B16]" office:value-type="float" office:value="5.423" calcext:value-type="float">
            <text:p>5.423</text:p>
          </table:table-cell>
          <table:table-cell table:number-columns-repeated="6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</table:table>
      <table:table table:name="threeHourRun_popsize100" table:style-name="ta1">
        <table:shapes>
          <draw:frame draw:z-index="0" draw:style-name="gr1" draw:text-style-name="P1" svg:width="160mm" svg:height="89.96mm" svg:x="276.93mm" svg:y="69.47mm">
            <loext:p draw:notify-on-update-of-ranges="threeHourRun_popsize100.J2:threeHourRun_popsize100.J10 threeHourRun_popsize100.K2:threeHourRun_popsize100.K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31435" calcext:value-type="percentage">
            <text:p>53.14%</text:p>
          </table:table-cell>
          <table:table-cell office:value-type="float" office:value="3.177" calcext:value-type="float">
            <text:p>3.177</text:p>
          </table:table-cell>
          <table:table-cell/>
          <table:table-cell table:formula="of:=1-[.A2]" office:value-type="percentage" office:value="0.468565" calcext:value-type="percentage">
            <text:p>46.86%</text:p>
          </table:table-cell>
          <table:table-cell table:formula="of:=[.B2]" office:value-type="float" office:value="3.177" calcext:value-type="float">
            <text:p>3.177</text:p>
          </table:table-cell>
          <table:table-cell/>
          <table:table-cell table:style-name="ce1" table:formula="of:=[.D2]/[.$D$16]" office:value-type="percentage" office:value="0.979773669177271" calcext:value-type="percentage">
            <text:p>97.98%</text:p>
          </table:table-cell>
          <table:table-cell table:style-name="ce1" table:formula="of:=[.E2]/[.$E$16]" office:value-type="percentage" office:value="0.551945795691452" calcext:value-type="percentage">
            <text:p>55.19%</text:p>
          </table:table-cell>
          <table:table-cell/>
          <table:table-cell table:style-name="ce1" table:formula="of:=1-[.G2]" office:value-type="percentage" office:value="0.0202263308227285" calcext:value-type="percentage">
            <text:p>2.02%</text:p>
          </table:table-cell>
          <table:table-cell table:style-name="ce1" table:formula="of:=[.H2]" office:value-type="percentage" office:value="0.551945795691452" calcext:value-type="percentage">
            <text:p>55.19%</text:p>
          </table:table-cell>
        </table:table-row>
        <table:table-row table:style-name="ro1">
          <table:table-cell table:style-name="ce1" office:value-type="percentage" office:value="0.54863" calcext:value-type="percentage">
            <text:p>54.86%</text:p>
          </table:table-cell>
          <table:table-cell office:value-type="float" office:value="2.601" calcext:value-type="float">
            <text:p>2.601</text:p>
          </table:table-cell>
          <table:table-cell/>
          <table:table-cell table:formula="of:=1-[.A3]" office:value-type="percentage" office:value="0.45137" calcext:value-type="percentage">
            <text:p>45.14%</text:p>
          </table:table-cell>
          <table:table-cell table:formula="of:=[.B3]" office:value-type="float" office:value="2.601" calcext:value-type="float">
            <text:p>2.601</text:p>
          </table:table-cell>
          <table:table-cell/>
          <table:table-cell table:style-name="ce1" table:formula="of:=[.D3]/[.$D$16]" office:value-type="percentage" office:value="0.943818768061091" calcext:value-type="percentage">
            <text:p>94.38%</text:p>
          </table:table-cell>
          <table:table-cell table:style-name="ce1" table:formula="of:=[.E3]/[.$E$16]" office:value-type="percentage" office:value="0.451876302988186" calcext:value-type="percentage">
            <text:p>45.19%</text:p>
          </table:table-cell>
          <table:table-cell/>
          <table:table-cell table:style-name="ce1" table:formula="of:=1-[.G3]" office:value-type="percentage" office:value="0.0561812319389093" calcext:value-type="percentage">
            <text:p>5.62%</text:p>
          </table:table-cell>
          <table:table-cell table:style-name="ce1" table:formula="of:=[.H3]" office:value-type="percentage" office:value="0.451876302988186" calcext:value-type="percentage">
            <text:p>45.19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804" calcext:value-type="float">
            <text:p>2.804</text:p>
          </table:table-cell>
          <table:table-cell/>
          <table:table-cell table:formula="of:=1-[.A4]" office:value-type="percentage" office:value="0.45352" calcext:value-type="percentage">
            <text:p>45.35%</text:p>
          </table:table-cell>
          <table:table-cell table:formula="of:=[.B4]" office:value-type="float" office:value="2.804" calcext:value-type="float">
            <text:p>2.804</text:p>
          </table:table-cell>
          <table:table-cell/>
          <table:table-cell table:style-name="ce1" table:formula="of:=[.D4]/[.$D$16]" office:value-type="percentage" office:value="0.948314437581288" calcext:value-type="percentage">
            <text:p>94.83%</text:p>
          </table:table-cell>
          <table:table-cell table:style-name="ce1" table:formula="of:=[.E4]/[.$E$16]" office:value-type="percentage" office:value="0.487143849895761" calcext:value-type="percentage">
            <text:p>48.71%</text:p>
          </table:table-cell>
          <table:table-cell/>
          <table:table-cell table:style-name="ce1" table:formula="of:=1-[.G4]" office:value-type="percentage" office:value="0.0516855624187123" calcext:value-type="percentage">
            <text:p>5.17%</text:p>
          </table:table-cell>
          <table:table-cell table:style-name="ce1" table:formula="of:=[.H4]" office:value-type="percentage" office:value="0.487143849895761" calcext:value-type="percentage">
            <text:p>48.71%</text:p>
          </table:table-cell>
        </table:table-row>
        <table:table-row table:style-name="ro1">
          <table:table-cell table:style-name="ce1" office:value-type="percentage" office:value="0.536808" calcext:value-type="percentage">
            <text:p>53.68%</text:p>
          </table:table-cell>
          <table:table-cell office:value-type="float" office:value="2.94" calcext:value-type="float">
            <text:p>2.94</text:p>
          </table:table-cell>
          <table:table-cell/>
          <table:table-cell table:formula="of:=1-[.A5]" office:value-type="percentage" office:value="0.463192" calcext:value-type="percentage">
            <text:p>46.32%</text:p>
          </table:table-cell>
          <table:table-cell table:formula="of:=[.B5]" office:value-type="float" office:value="2.94" calcext:value-type="float">
            <text:p>2.94</text:p>
          </table:table-cell>
          <table:table-cell/>
          <table:table-cell table:style-name="ce1" table:formula="of:=[.D5]/[.$D$16]" office:value-type="percentage" office:value="0.968538677394937" calcext:value-type="percentage">
            <text:p>96.85%</text:p>
          </table:table-cell>
          <table:table-cell table:style-name="ce1" table:formula="of:=[.E5]/[.$E$16]" office:value-type="percentage" office:value="0.510771369006254" calcext:value-type="percentage">
            <text:p>51.08%</text:p>
          </table:table-cell>
          <table:table-cell/>
          <table:table-cell table:style-name="ce1" table:formula="of:=1-[.G5]" office:value-type="percentage" office:value="0.0314613226050627" calcext:value-type="percentage">
            <text:p>3.15%</text:p>
          </table:table-cell>
          <table:table-cell table:style-name="ce1" table:formula="of:=[.H5]" office:value-type="percentage" office:value="0.510771369006254" calcext:value-type="percentage">
            <text:p>51.08%</text:p>
          </table:table-cell>
        </table:table-row>
        <table:table-row table:style-name="ro1">
          <table:table-cell table:style-name="ce1" office:value-type="percentage" office:value="0.54057" calcext:value-type="percentage">
            <text:p>54.06%</text:p>
          </table:table-cell>
          <table:table-cell office:value-type="float" office:value="2.868" calcext:value-type="float">
            <text:p>2.868</text:p>
          </table:table-cell>
          <table:table-cell/>
          <table:table-cell table:formula="of:=1-[.A6]" office:value-type="percentage" office:value="0.45943" calcext:value-type="percentage">
            <text:p>45.94%</text:p>
          </table:table-cell>
          <table:table-cell table:formula="of:=[.B6]" office:value-type="float" office:value="2.868" calcext:value-type="float">
            <text:p>2.868</text:p>
          </table:table-cell>
          <table:table-cell/>
          <table:table-cell table:style-name="ce1" table:formula="of:=[.D6]/[.$D$16]" office:value-type="percentage" office:value="0.960672301239132" calcext:value-type="percentage">
            <text:p>96.07%</text:p>
          </table:table-cell>
          <table:table-cell table:style-name="ce1" table:formula="of:=[.E6]/[.$E$16]" office:value-type="percentage" office:value="0.498262682418346" calcext:value-type="percentage">
            <text:p>49.83%</text:p>
          </table:table-cell>
          <table:table-cell/>
          <table:table-cell table:style-name="ce1" table:formula="of:=1-[.G6]" office:value-type="percentage" office:value="0.0393276987608682" calcext:value-type="percentage">
            <text:p>3.93%</text:p>
          </table:table-cell>
          <table:table-cell table:style-name="ce1" table:formula="of:=[.H6]" office:value-type="percentage" office:value="0.498262682418346" calcext:value-type="percentage">
            <text:p>49.83%</text:p>
          </table:table-cell>
        </table:table-row>
        <table:table-row table:style-name="ro1">
          <table:table-cell table:style-name="ce1" office:value-type="percentage" office:value="0.542182" calcext:value-type="percentage">
            <text:p>54.22%</text:p>
          </table:table-cell>
          <table:table-cell office:value-type="float" office:value="2.825" calcext:value-type="float">
            <text:p>2.825</text:p>
          </table:table-cell>
          <table:table-cell/>
          <table:table-cell table:formula="of:=1-[.A7]" office:value-type="percentage" office:value="0.457818" calcext:value-type="percentage">
            <text:p>45.78%</text:p>
          </table:table-cell>
          <table:table-cell table:formula="of:=[.B7]" office:value-type="float" office:value="2.825" calcext:value-type="float">
            <text:p>2.825</text:p>
          </table:table-cell>
          <table:table-cell/>
          <table:table-cell table:style-name="ce1" table:formula="of:=[.D7]/[.$D$16]" office:value-type="percentage" office:value="0.957301594603524" calcext:value-type="percentage">
            <text:p>95.73%</text:p>
          </table:table-cell>
          <table:table-cell table:style-name="ce1" table:formula="of:=[.E7]/[.$E$16]" office:value-type="percentage" office:value="0.490792216817234" calcext:value-type="percentage">
            <text:p>49.08%</text:p>
          </table:table-cell>
          <table:table-cell/>
          <table:table-cell table:style-name="ce1" table:formula="of:=1-[.G7]" office:value-type="percentage" office:value="0.0426984053964762" calcext:value-type="percentage">
            <text:p>4.27%</text:p>
          </table:table-cell>
          <table:table-cell table:style-name="ce1" table:formula="of:=[.H7]" office:value-type="percentage" office:value="0.490792216817234" calcext:value-type="percentage">
            <text:p>49.08%</text:p>
          </table:table-cell>
        </table:table-row>
        <table:table-row table:style-name="ro1">
          <table:table-cell table:style-name="ce1" office:value-type="percentage" office:value="0.536271" calcext:value-type="percentage">
            <text:p>53.63%</text:p>
          </table:table-cell>
          <table:table-cell office:value-type="float" office:value="3.069" calcext:value-type="float">
            <text:p>3.069</text:p>
          </table:table-cell>
          <table:table-cell/>
          <table:table-cell table:formula="of:=1-[.A8]" office:value-type="percentage" office:value="0.463729" calcext:value-type="percentage">
            <text:p>46.37%</text:p>
          </table:table-cell>
          <table:table-cell table:formula="of:=[.B8]" office:value-type="float" office:value="3.069" calcext:value-type="float">
            <text:p>3.069</text:p>
          </table:table-cell>
          <table:table-cell/>
          <table:table-cell table:style-name="ce1" table:formula="of:=[.D8]/[.$D$16]" office:value-type="percentage" office:value="0.969661549270447" calcext:value-type="percentage">
            <text:p>96.97%</text:p>
          </table:table-cell>
          <table:table-cell table:style-name="ce1" table:formula="of:=[.E8]/[.$E$16]" office:value-type="percentage" office:value="0.53318276580959" calcext:value-type="percentage">
            <text:p>53.32%</text:p>
          </table:table-cell>
          <table:table-cell/>
          <table:table-cell table:style-name="ce1" table:formula="of:=1-[.G8]" office:value-type="percentage" office:value="0.0303384507295531" calcext:value-type="percentage">
            <text:p>3.03%</text:p>
          </table:table-cell>
          <table:table-cell table:style-name="ce1" table:formula="of:=[.H8]" office:value-type="percentage" office:value="0.53318276580959" calcext:value-type="percentage">
            <text:p>53.32%</text:p>
          </table:table-cell>
        </table:table-row>
        <table:table-row table:style-name="ro1">
          <table:table-cell table:style-name="ce1" office:value-type="percentage" office:value="0.534659" calcext:value-type="percentage">
            <text:p>53.47%</text:p>
          </table:table-cell>
          <table:table-cell office:value-type="float" office:value="3.125" calcext:value-type="float">
            <text:p>3.125</text:p>
          </table:table-cell>
          <table:table-cell/>
          <table:table-cell table:formula="of:=1-[.A9]" office:value-type="percentage" office:value="0.465341" calcext:value-type="percentage">
            <text:p>46.53%</text:p>
          </table:table-cell>
          <table:table-cell table:formula="of:=[.B9]" office:value-type="float" office:value="3.125" calcext:value-type="float">
            <text:p>3.125</text:p>
          </table:table-cell>
          <table:table-cell/>
          <table:table-cell table:style-name="ce1" table:formula="of:=[.D9]/[.$D$16]" office:value-type="percentage" office:value="0.973032255906055" calcext:value-type="percentage">
            <text:p>97.30%</text:p>
          </table:table-cell>
          <table:table-cell table:style-name="ce1" table:formula="of:=[.E9]/[.$E$16]" office:value-type="percentage" office:value="0.542911744266852" calcext:value-type="percentage">
            <text:p>54.29%</text:p>
          </table:table-cell>
          <table:table-cell/>
          <table:table-cell table:style-name="ce1" table:formula="of:=1-[.G9]" office:value-type="percentage" office:value="0.026967744093945" calcext:value-type="percentage">
            <text:p>2.70%</text:p>
          </table:table-cell>
          <table:table-cell table:style-name="ce1" table:formula="of:=[.H9]" office:value-type="percentage" office:value="0.542911744266852" calcext:value-type="percentage">
            <text:p>54.29%</text:p>
          </table:table-cell>
        </table:table-row>
        <table:table-row table:style-name="ro1">
          <table:table-cell table:style-name="ce1" office:value-type="percentage" office:value="0.532509" calcext:value-type="percentage">
            <text:p>53.25%</text:p>
          </table:table-cell>
          <table:table-cell office:value-type="float" office:value="3.13" calcext:value-type="float">
            <text:p>3.13</text:p>
          </table:table-cell>
          <table:table-cell/>
          <table:table-cell table:formula="of:=1-[.A10]" office:value-type="percentage" office:value="0.467491" calcext:value-type="percentage">
            <text:p>46.75%</text:p>
          </table:table-cell>
          <table:table-cell table:formula="of:=[.B10]" office:value-type="float" office:value="3.13" calcext:value-type="float">
            <text:p>3.13</text:p>
          </table:table-cell>
          <table:table-cell/>
          <table:table-cell table:style-name="ce1" table:formula="of:=[.D10]/[.$D$16]" office:value-type="percentage" office:value="0.977527925426252" calcext:value-type="percentage">
            <text:p>97.75%</text:p>
          </table:table-cell>
          <table:table-cell table:style-name="ce1" table:formula="of:=[.E10]/[.$E$16]" office:value-type="percentage" office:value="0.543780403057679" calcext:value-type="percentage">
            <text:p>54.38%</text:p>
          </table:table-cell>
          <table:table-cell/>
          <table:table-cell table:style-name="ce1" table:formula="of:=1-[.G10]" office:value-type="percentage" office:value="0.0224720745737479" calcext:value-type="percentage">
            <text:p>2.25%</text:p>
          </table:table-cell>
          <table:table-cell table:style-name="ce1" table:formula="of:=[.H10]" office:value-type="percentage" office:value="0.543780403057679" calcext:value-type="percentage">
            <text:p>54.38%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Default Code Coverage</text:p>
          </table:table-cell>
          <table:table-cell table:style-name="ce2" office:value-type="string" calcext:value-type="string">
            <text:p>Default Run Time</text:p>
          </table:table-cell>
          <table:table-cell table:number-columns-repeated="6"/>
        </table:table-row>
        <table:table-row table:style-name="ro1">
          <table:table-cell table:style-name="ce1" office:value-type="percentage" office:value="0.521762" calcext:value-type="percentage">
            <text:p>52.18%</text:p>
          </table:table-cell>
          <table:table-cell office:value-type="float" office:value="5.756" calcext:value-type="float">
            <text:p>5.756</text:p>
          </table:table-cell>
          <table:table-cell/>
          <table:table-cell table:formula="of:=1-[.A16]" office:value-type="percentage" office:value="0.478238" calcext:value-type="percentage">
            <text:p>47.82%</text:p>
          </table:table-cell>
          <table:table-cell table:formula="of:=[.B16]" office:value-type="float" office:value="5.756" calcext:value-type="float">
            <text:p>5.756</text:p>
          </table:table-cell>
          <table:table-cell table:number-columns-repeated="6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6:16:28.44305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568 </meta:initial-creator>
    <meta:creation-date>2016-04-19T14:21:42.136665929</meta:creation-date>
    <dc:date>2016-04-27T10:28:51.934679628</dc:date>
    <meta:editing-duration>PT19H50S</meta:editing-duration>
    <meta:editing-cycles>9</meta:editing-cycles>
    <meta:generator>LibreOffice/5.0.4.2$Linux_x86 LibreOffice_project/2b9802c1994aa0b7dc6079e128979269cf95bc78</meta:generator>
    <dc:creator>andy </dc:creator>
    <meta:document-statistic meta:table-count="4" meta:cell-count="4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748cm" svg:y="4.199cm" style:legend-expansion="high" chart:style-name="ch2"/>
        <chart:plot-area chart:style-name="ch3" table:cell-range-address="fiveHourRun_pop100_2.J2:fiveHourRun_pop100_2.K10" svg:x="0.32cm" svg:y="0.179cm" svg:width="13.108cm" svg:height="8.639cm">
          <chartooo:coordinate-region svg:x="1.735cm" svg:y="0.378cm" svg:width="11.20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HourRun_pop100_2.K2:fiveHourRun_pop100_2.K10" chart:class="chart:scatter">
            <chart:domain table:cell-range-address="fiveHourRun_pop100_2.J2:fiveHourRun_pop100_2.J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3492026982383">
                <text:p>0.0213492026982383</text:p>
                <draw:g>
                  <svg:desc>fiveHourRun_pop100_2.J2:fiveHourRun_pop100_2.J10</svg:desc>
                </draw:g>
              </table:table-cell>
              <table:table-cell office:value-type="float" office:value="0.470964566929134">
                <text:p>0.470964566929134</text:p>
                <draw:g>
                  <svg:desc>fiveHourRun_pop100_2.K2:fiveHourRun_pop100_2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7279764468734">
                <text:p>0.00337279764468734</text:p>
              </table:table-cell>
              <table:table-cell office:value-type="float" office:value="0.543963254593176">
                <text:p>0.54396325459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2370827914134">
                <text:p>0.0112370827914134</text:p>
              </table:table-cell>
              <table:table-cell office:value-type="float" office:value="0.493602362204724">
                <text:p>0.493602362204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1142109159038">
                <text:p>0.0101142109159038</text:p>
              </table:table-cell>
              <table:table-cell office:value-type="float" office:value="0.515583989501312">
                <text:p>0.515583989501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74350428029569">
                <text:p>0.00674350428029569</text:p>
              </table:table-cell>
              <table:table-cell office:value-type="float" office:value="0.522965879265092">
                <text:p>0.52296587926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49566952019698">
                <text:p>0.00449566952019698</text:p>
              </table:table-cell>
              <table:table-cell office:value-type="float" office:value="0.535269028871391">
                <text:p>0.535269028871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7306613025315">
                <text:p>0.0157306613025315</text:p>
              </table:table-cell>
              <table:table-cell office:value-type="float" office:value="0.486876640419948">
                <text:p>0.486876640419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1013679381395">
                <text:p>0.0191013679381395</text:p>
              </table:table-cell>
              <table:table-cell office:value-type="float" office:value="0.477198162729659">
                <text:p>0.477198162729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8556241871202">
                <text:p>0.0168556241871202</text:p>
              </table:table-cell>
              <table:table-cell office:value-type="float" office:value="0.48261154855643">
                <text:p>0.48261154855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87cm" svg:height="11.9cm" xlink:href=".." xlink:type="simple" chart:class="chart:scatter" chart:style-name="ch1">
        <chart:plot-area chart:style-name="ch2" table:cell-range-address="fiveHourRun_popsize10.G2:fiveHourRun_popsize10.H10 fiveHourRun_popsize10.H1:fiveHourRun_popsize10.H1" chart:data-source-has-labels="row" svg:x="1.452cm" svg:y="0.238cm" svg:width="20.194cm" svg:height="10.443cm">
          <chartooo:coordinate-region svg:x="2.867cm" svg:y="0.438cm" svg:width="18.195cm" svg:height="9.596cm"/>
          <chart:axis chart:dimension="x" chart:name="primary-x" chart:style-name="ch3">
            <chart:title svg:x="8.872cm" svg:y="10.919cm" chart:style-name="ch4">
              <text:p>Proportion of original code coverage</text:p>
            </chart:title>
          </chart:axis>
          <chart:axis chart:dimension="y" chart:name="primary-y" chart:style-name="ch3">
            <chart:title svg:x="0.451cm" svg:y="7.646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size10.H2:fiveHourRun_popsize10.H10" chart:label-cell-address="fiveHourRun_popsize10.H1:fiveHourRun_popsize10.H1" chart:class="chart:scatter">
            <chart:domain table:cell-range-address="fiveHourRun_popsize10.G2:fiveHourRun_popsize10.G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portion of original run time</text:p>
                <draw:g>
                  <svg:desc>fiveHourRun_popsize10.H1:fiveHourRun_popsize1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2359536465107">
                <text:p>0.912359536465107</text:p>
                <draw:g>
                  <svg:desc>fiveHourRun_popsize10.G2:fiveHourRun_popsize10.G10</svg:desc>
                </draw:g>
              </table:table-cell>
              <table:table-cell office:value-type="float" office:value="0.461368246358104">
                <text:p>0.461368246358104</text:p>
                <draw:g>
                  <svg:desc>fiveHourRun_popsize10.H2:fiveHourRun_popsize10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392210572978">
                <text:p>0.985392210572978</text:p>
              </table:table-cell>
              <table:table-cell office:value-type="float" office:value="0.565554121335054">
                <text:p>0.565554121335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314437581288">
                <text:p>0.948314437581288</text:p>
              </table:table-cell>
              <table:table-cell office:value-type="float" office:value="0.462659044809146">
                <text:p>0.46265904480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9773669177271">
                <text:p>0.979773669177271</text:p>
              </table:table-cell>
              <table:table-cell office:value-type="float" office:value="0.537156555412133">
                <text:p>0.53715655541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4157218790644">
                <text:p>0.974157218790644</text:p>
              </table:table-cell>
              <table:table-cell office:value-type="float" office:value="0.516319380416743">
                <text:p>0.51631938041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1909384030545">
                <text:p>0.971909384030545</text:p>
              </table:table-cell>
              <table:table-cell office:value-type="float" office:value="0.487184215378942">
                <text:p>0.487184215378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04300787474">
                <text:p>0.96404300787474</text:p>
              </table:table-cell>
              <table:table-cell office:value-type="float" office:value="0.482574220910935">
                <text:p>0.482574220910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178722728014">
                <text:p>0.956178722728014</text:p>
              </table:table-cell>
              <table:table-cell office:value-type="float" office:value="0.477226627328047">
                <text:p>0.477226627328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5055850852504">
                <text:p>0.955055850852504</text:p>
              </table:table-cell>
              <table:table-cell office:value-type="float" office:value="0.465793841047391">
                <text:p>0.465793841047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plot-area chart:style-name="ch2" table:cell-range-address="fiveHourRun_popsize10.J2:fiveHourRun_popsize10.K10" svg:x="1.331cm" svg:y="0.18cm" svg:width="14.365cm" svg:height="7.665cm">
          <chartooo:coordinate-region svg:x="2.746cm" svg:y="0.38cm" svg:width="12.366cm" svg:height="6.818cm"/>
          <chart:axis chart:dimension="x" chart:name="primary-x" chart:style-name="ch3">
            <chart:title svg:x="6.934cm" svg:y="8.025cm" chart:style-name="ch4">
              <text:p>Loss in test coverage</text:p>
            </chart:title>
          </chart:axis>
          <chart:axis chart:dimension="y" chart:name="primary-y" chart:style-name="ch3">
            <chart:title svg:x="0.451cm" svg:y="6.199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size10.K2:fiveHourRun_popsize10.K10" chart:class="chart:scatter">
            <chart:domain table:cell-range-address="fiveHourRun_popsize10.J2:fiveHourRun_popsize10.J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6404635348926">
                <text:p>0.0876404635348926</text:p>
                <draw:g>
                  <svg:desc>fiveHourRun_popsize10.J2:fiveHourRun_popsize10.J10</svg:desc>
                </draw:g>
              </table:table-cell>
              <table:table-cell office:value-type="float" office:value="0.461368246358104">
                <text:p>0.461368246358104</text:p>
                <draw:g>
                  <svg:desc>fiveHourRun_popsize10.K2:fiveHourRun_popsize10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077894270218">
                <text:p>0.0146077894270218</text:p>
              </table:table-cell>
              <table:table-cell office:value-type="float" office:value="0.565554121335054">
                <text:p>0.565554121335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62659044809146">
                <text:p>0.46265904480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2263308227285">
                <text:p>0.0202263308227285</text:p>
              </table:table-cell>
              <table:table-cell office:value-type="float" office:value="0.537156555412133">
                <text:p>0.53715655541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42781209356">
                <text:p>0.025842781209356</text:p>
              </table:table-cell>
              <table:table-cell office:value-type="float" office:value="0.516319380416743">
                <text:p>0.51631938041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0906159694546">
                <text:p>0.0280906159694546</text:p>
              </table:table-cell>
              <table:table-cell office:value-type="float" office:value="0.487184215378942">
                <text:p>0.487184215378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9569921252598">
                <text:p>0.0359569921252598</text:p>
              </table:table-cell>
              <table:table-cell office:value-type="float" office:value="0.482574220910935">
                <text:p>0.482574220910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8212772719859">
                <text:p>0.0438212772719859</text:p>
              </table:table-cell>
              <table:table-cell office:value-type="float" office:value="0.477226627328047">
                <text:p>0.477226627328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441491474957">
                <text:p>0.0449441491474957</text:p>
              </table:table-cell>
              <table:table-cell office:value-type="float" office:value="0.465793841047391">
                <text:p>0.465793841047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21cm" svg:height="14.416cm" xlink:href=".." xlink:type="simple" chart:class="chart:scatter" chart:style-name="ch1">
        <chart:plot-area chart:style-name="ch2" table:cell-range-address="fiveHourRun_pop100.J2:fiveHourRun_pop100.K18" svg:x="1.557cm" svg:y="0.288cm" svg:width="25.218cm" svg:height="12.859cm">
          <chartooo:coordinate-region svg:x="2.972cm" svg:y="0.487cm" svg:width="23.219cm" svg:height="12.013cm"/>
          <chart:axis chart:dimension="x" chart:name="primary-x" chart:style-name="ch3">
            <chart:title svg:x="12.64cm" svg:y="13.435cm" chart:style-name="ch4">
              <text:p>loss in test coverage</text:p>
            </chart:title>
          </chart:axis>
          <chart:axis chart:dimension="y" chart:name="primary-y" chart:style-name="ch3">
            <chart:title svg:x="0.451cm" svg:y="8.904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100.K2:fiveHourRun_pop100.K18" chart:class="chart:scatter">
            <chart:domain table:cell-range-address="fiveHourRun_pop100.J2:fiveHourRun_pop100.J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011170170501">
                <text:p>0.091011170170501</text:p>
                <draw:g>
                  <svg:desc>fiveHourRun_pop100.J2:fiveHourRun_pop100.J18</svg:desc>
                </draw:g>
              </table:table-cell>
              <table:table-cell office:value-type="float" office:value="0.434643278799123">
                <text:p>0.434643278799123</text:p>
                <draw:g>
                  <svg:desc>fiveHourRun_pop100.K2:fiveHourRun_pop100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8924803131507">
                <text:p>0.00898924803131507</text:p>
              </table:table-cell>
              <table:table-cell office:value-type="float" office:value="0.725923427222129">
                <text:p>0.725923427222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5411866058322">
                <text:p>0.0685411866058322</text:p>
              </table:table-cell>
              <table:table-cell office:value-type="float" office:value="0.436667228875021">
                <text:p>0.436667228875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69893742621015">
                <text:p>0.469893742621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142109159038">
                <text:p>0.0101142109159038</text:p>
              </table:table-cell>
              <table:table-cell office:value-type="float" office:value="0.639736886490133">
                <text:p>0.63973688649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842781209356">
                <text:p>0.025842781209356</text:p>
              </table:table-cell>
              <table:table-cell office:value-type="float" office:value="0.525889694720864">
                <text:p>0.52588969472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9441491474957">
                <text:p>0.0449441491474957</text:p>
              </table:table-cell>
              <table:table-cell office:value-type="float" office:value="0.481025468038455">
                <text:p>0.481025468038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3492026982383">
                <text:p>0.0213492026982383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4613226050627">
                <text:p>0.0314613226050627</text:p>
              </table:table-cell>
              <table:table-cell office:value-type="float" office:value="0.518637206948895">
                <text:p>0.518637206948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734425118875">
                <text:p>0.0415734425118875</text:p>
              </table:table-cell>
              <table:table-cell office:value-type="float" office:value="0.502614268848035">
                <text:p>0.502614268848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0798640007695">
                <text:p>0.0370798640007695</text:p>
              </table:table-cell>
              <table:table-cell office:value-type="float" office:value="0.505987518974532">
                <text:p>0.505987518974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6077894270218">
                <text:p>0.0146077894270218</text:p>
              </table:table-cell>
              <table:table-cell office:value-type="float" office:value="0.601787822567043">
                <text:p>0.601787822567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484917551512">
                <text:p>0.013484917551512</text:p>
              </table:table-cell>
              <table:table-cell office:value-type="float" office:value="0.627930511047394">
                <text:p>0.627930511047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8556241871202">
                <text:p>0.0168556241871202</text:p>
              </table:table-cell>
              <table:table-cell office:value-type="float" office:value="0.593186034744476">
                <text:p>0.593186034744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784960626301">
                <text:p>0.0179784960626301</text:p>
              </table:table-cell>
              <table:table-cell office:value-type="float" office:value="0.573621184010794">
                <text:p>0.573621184010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2370827914134">
                <text:p>0.0112370827914134</text:p>
              </table:table-cell>
              <table:table-cell office:value-type="float" office:value="0.635857648844662">
                <text:p>0.635857648844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1013679381395">
                <text:p>0.0191013679381395</text:p>
              </table:table-cell>
              <table:table-cell office:value-type="float" office:value="0.562489458593355">
                <text:p>0.562489458593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scatter" chart:style-name="ch1">
        <chart:plot-area chart:style-name="ch2" table:cell-range-address="threeHourRun_popsize100.J2:threeHourRun_popsize100.K10" svg:x="0.32cm" svg:y="0.179cm" svg:width="15.361cm" svg:height="8.639cm">
          <chartooo:coordinate-region svg:x="1.735cm" svg:y="0.379cm" svg:width="13.456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hreeHourRun_popsize100.K2:threeHourRun_popsize100.K10" chart:class="chart:scatter">
            <chart:domain table:cell-range-address="threeHourRun_popsize100.J2:threeHourRun_popsize100.J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2263308227285">
                <text:p>0.0202263308227285</text:p>
                <draw:g>
                  <svg:desc>threeHourRun_popsize100.J2:threeHourRun_popsize100.J10</svg:desc>
                </draw:g>
              </table:table-cell>
              <table:table-cell office:value-type="float" office:value="0.551945795691452">
                <text:p>0.551945795691452</text:p>
                <draw:g>
                  <svg:desc>threeHourRun_popsize100.K2:threeHourRun_popsize100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1812319389093">
                <text:p>0.0561812319389093</text:p>
              </table:table-cell>
              <table:table-cell office:value-type="float" office:value="0.451876302988186">
                <text:p>0.451876302988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87143849895761">
                <text:p>0.48714384989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4613226050627">
                <text:p>0.0314613226050627</text:p>
              </table:table-cell>
              <table:table-cell office:value-type="float" office:value="0.510771369006254">
                <text:p>0.510771369006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276987608682">
                <text:p>0.0393276987608682</text:p>
              </table:table-cell>
              <table:table-cell office:value-type="float" office:value="0.498262682418346">
                <text:p>0.498262682418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6984053964762">
                <text:p>0.0426984053964762</text:p>
              </table:table-cell>
              <table:table-cell office:value-type="float" office:value="0.490792216817234">
                <text:p>0.490792216817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3384507295531">
                <text:p>0.0303384507295531</text:p>
              </table:table-cell>
              <table:table-cell office:value-type="float" office:value="0.53318276580959">
                <text:p>0.53318276580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67744093945">
                <text:p>0.026967744093945</text:p>
              </table:table-cell>
              <table:table-cell office:value-type="float" office:value="0.542911744266852">
                <text:p>0.542911744266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4720745737479">
                <text:p>0.0224720745737479</text:p>
              </table:table-cell>
              <table:table-cell office:value-type="float" office:value="0.543780403057679">
                <text:p>0.5437804030576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